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4bd4" officeooo:paragraph-rsid="00174bd4"/>
    </style:style>
    <style:style style:name="P2" style:family="paragraph" style:parent-style-name="Standard">
      <style:text-properties officeooo:rsid="00174bd4" officeooo:paragraph-rsid="00174bd4"/>
    </style:style>
    <style:style style:name="P3" style:family="paragraph" style:parent-style-name="Standard">
      <style:text-properties officeooo:rsid="001f1030" officeooo:paragraph-rsid="001f1030"/>
    </style:style>
    <style:style style:name="P4" style:family="paragraph" style:parent-style-name="Standard">
      <style:text-properties officeooo:rsid="001f1030" officeooo:paragraph-rsid="001a64c2"/>
    </style:style>
    <style:style style:name="P5" style:family="paragraph" style:parent-style-name="Standard">
      <style:text-properties officeooo:rsid="0020bf53" officeooo:paragraph-rsid="0020bf53"/>
    </style:style>
    <style:style style:name="P6" style:family="paragraph" style:parent-style-name="Standard">
      <style:text-properties officeooo:rsid="0020bf53" officeooo:paragraph-rsid="0022e7a7"/>
    </style:style>
    <style:style style:name="P7" style:family="paragraph" style:parent-style-name="Standard">
      <style:text-properties officeooo:rsid="0028a88d" officeooo:paragraph-rsid="00237661"/>
    </style:style>
    <style:style style:name="P8" style:family="paragraph" style:parent-style-name="Standard">
      <style:text-properties officeooo:rsid="002f839e" officeooo:paragraph-rsid="002f839e"/>
    </style:style>
    <style:style style:name="P9" style:family="paragraph" style:parent-style-name="Standard">
      <style:text-properties officeooo:rsid="002f839e" officeooo:paragraph-rsid="0034550f"/>
    </style:style>
    <style:style style:name="P10" style:family="paragraph" style:parent-style-name="Standard">
      <style:text-properties officeooo:rsid="002f839e" officeooo:paragraph-rsid="0036343c"/>
    </style:style>
    <style:style style:name="P11" style:family="paragraph" style:parent-style-name="Standard">
      <style:text-properties officeooo:rsid="002f839e" officeooo:paragraph-rsid="003a0fd1"/>
    </style:style>
    <style:style style:name="P12" style:family="paragraph" style:parent-style-name="Standard">
      <style:text-properties officeooo:rsid="0031b811" officeooo:paragraph-rsid="0031b811"/>
    </style:style>
    <style:style style:name="P13" style:family="paragraph" style:parent-style-name="Standard">
      <style:text-properties officeooo:rsid="0031b811" officeooo:paragraph-rsid="0034550f"/>
    </style:style>
    <style:style style:name="P14" style:family="paragraph" style:parent-style-name="Standard">
      <style:text-properties officeooo:rsid="0031b811" officeooo:paragraph-rsid="0036343c"/>
    </style:style>
    <style:style style:name="P15" style:family="paragraph" style:parent-style-name="Standard">
      <style:text-properties officeooo:rsid="0031b811" officeooo:paragraph-rsid="003a0fd1"/>
    </style:style>
    <style:style style:name="P16" style:family="paragraph" style:parent-style-name="Standard">
      <style:text-properties officeooo:rsid="00392af1" officeooo:paragraph-rsid="00392af1"/>
    </style:style>
    <style:style style:name="P17" style:family="paragraph" style:parent-style-name="Standard">
      <style:text-properties officeooo:rsid="003a0fd1" officeooo:paragraph-rsid="003a0fd1"/>
    </style:style>
    <style:style style:name="P18" style:family="paragraph" style:parent-style-name="Standard">
      <style:text-properties officeooo:rsid="00174bd4" officeooo:paragraph-rsid="00174bd4"/>
    </style:style>
    <style:style style:name="P19" style:family="paragraph" style:parent-style-name="Standard">
      <style:text-properties officeooo:rsid="00174bd4" officeooo:paragraph-rsid="0018ab21"/>
    </style:style>
    <style:style style:name="P20" style:family="paragraph" style:parent-style-name="Standard">
      <style:text-properties officeooo:rsid="00174bd4" officeooo:paragraph-rsid="0036343c"/>
    </style:style>
    <style:style style:name="P21" style:family="paragraph" style:parent-style-name="Standard">
      <style:text-properties officeooo:rsid="002f839e" officeooo:paragraph-rsid="002f839e"/>
    </style:style>
    <style:style style:name="P22" style:family="paragraph" style:parent-style-name="Standard">
      <style:text-properties officeooo:rsid="002f839e" officeooo:paragraph-rsid="003b53c8"/>
    </style:style>
    <style:style style:name="P23" style:family="paragraph" style:parent-style-name="Standard">
      <style:text-properties officeooo:rsid="003b53c8" officeooo:paragraph-rsid="003b53c8"/>
    </style:style>
    <style:style style:name="P24" style:family="paragraph" style:parent-style-name="Standard">
      <style:text-properties officeooo:rsid="0031b811" officeooo:paragraph-rsid="003b53c8"/>
    </style:style>
    <style:style style:name="P25" style:family="paragraph" style:parent-style-name="Standard">
      <style:text-properties officeooo:rsid="0031b811" officeooo:paragraph-rsid="003be86a"/>
    </style:style>
    <style:style style:name="T1" style:family="text">
      <style:text-properties officeooo:rsid="00203b5b"/>
    </style:style>
    <style:style style:name="T2" style:family="text">
      <style:text-properties officeooo:rsid="0022e7a7"/>
    </style:style>
    <style:style style:name="T3" style:family="text">
      <style:text-properties officeooo:rsid="002ccf26"/>
    </style:style>
    <style:style style:name="T4" style:family="text">
      <style:text-properties officeooo:rsid="002f839e"/>
    </style:style>
    <style:style style:name="T5" style:family="text">
      <style:text-properties officeooo:rsid="00334577"/>
    </style:style>
    <style:style style:name="T6" style:family="text">
      <style:text-properties officeooo:rsid="0034550f"/>
    </style:style>
    <style:style style:name="T7" style:family="text">
      <style:text-properties officeooo:rsid="0036343c"/>
    </style:style>
    <style:style style:name="T8" style:family="text">
      <style:text-properties officeooo:rsid="0036afe0"/>
    </style:style>
    <style:style style:name="T9" style:family="text">
      <style:text-properties officeooo:rsid="003a0fd1"/>
    </style:style>
    <style:style style:name="T10" style:family="text">
      <style:text-properties officeooo:rsid="003ac699"/>
    </style:style>
    <style:style style:name="T11" style:family="text">
      <style:text-properties officeooo:rsid="003b53c8"/>
    </style:style>
    <style:style style:name="T12" style:family="text">
      <style:text-properties officeooo:rsid="0031b811"/>
    </style:style>
    <style:style style:name="T13" style:family="text">
      <style:text-properties officeooo:rsid="003be8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J<text:span text:style-name="T4">Task</text:span></text:p>
      <text:p text:style-name="P2"/>
      <text:p text:style-name="P2">1. <text:span text:style-name="T4">Write a Java method to find the smallest number among three numbers.</text:span></text:p>
      <text:p text:style-name="P22">Category = Relational</text:p>
      <text:p text:style-name="P8">Difficulty = Easy</text:p>
      <text:p text:style-name="P16">ReturnType = Double</text:p>
      <text:p text:style-name="P8">MethodNam<text:span text:style-name="T13">e = “”</text:span></text:p>
      <text:p text:style-name="P8">ArgumentNam<text:span text:style-name="T13">es</text:span> = <text:span text:style-name="T13">[]</text:span></text:p>
      <text:p text:style-name="P23">ArgTypes = <text:span text:style-name="T12">[double, double, double] </text:span></text:p>
      <text:p text:style-name="P12"/>
      <text:p text:style-name="P12">--Test Cases--</text:p>
      <text:p text:style-name="P12">NumTestCases = 5</text:p>
      <text:p text:style-name="P12">Input: [1, 2 , 3]<text:tab/>Output: [1]</text:p>
      <text:p text:style-name="P12">Input: [5, 2 , 3]<text:tab/>Output: [<text:span text:style-name="T5">2</text:span>]</text:p>
      <text:p text:style-name="P12">Input: [10, 5 , 3]<text:tab/>Output: [<text:span text:style-name="T5">3</text:span>]</text:p>
      <text:p text:style-name="P12">Input: [0, 10 , -50]<text:tab/>Output: [<text:span text:style-name="T5">-50</text:span>]</text:p>
      <text:p text:style-name="P12">Input: [6000, 5000 , 2000]<text:tab/>Output: [2000]</text:p>
      <text:p text:style-name="P12"/>
      <text:p text:style-name="P19">2. <text:span text:style-name="T6">Write a Java method to compute the average of three numbers</text:span></text:p>
      <text:p text:style-name="P22">Category = <text:span text:style-name="T6">Math</text:span></text:p>
      <text:p text:style-name="P9">Difficulty = Easy</text:p>
      <text:p text:style-name="P16">ReturnType = Double</text:p>
      <text:p text:style-name="P9">MethodName <text:span text:style-name="T13">= []</text:span></text:p>
      <text:p text:style-name="P9">ArgumentNameCheck = False</text:p>
      <text:p text:style-name="P24"><text:span text:style-name="T11">Arg</text:span>Types:[double, double, double] </text:p>
      <text:p text:style-name="P24"/>
      <text:p text:style-name="P13">--Test Cases--</text:p>
      <text:p text:style-name="P13">NumTestCases = 5</text:p>
      <text:p text:style-name="P13">Input: [1, 2 , 3]<text:tab/>Output: [<text:span text:style-name="T6">2</text:span>]</text:p>
      <text:p text:style-name="P13">Input: [5, 2 , 3]<text:tab/>Output: [<text:span text:style-name="T6">3.33</text:span>]</text:p>
      <text:p text:style-name="P13">Input: [10, 5 , 3]<text:tab/>Output: [<text:span text:style-name="T6">6</text:span>]</text:p>
      <text:p text:style-name="P13">Input: [0, 10 , -50]<text:tab/>Output: [<text:span text:style-name="T5">-13.33</text:span>]</text:p>
      <text:p text:style-name="P13">Input: [6000, 5000 , <text:span text:style-name="T7">1</text:span>000]<text:tab/>Output: [<text:span text:style-name="T7">3</text:span>000]</text:p>
      <text:p text:style-name="P13"/>
      <text:p text:style-name="P20"><text:span text:style-name="T7">3</text:span>. <text:span text:style-name="T6">Write a Java method to count all the words in a string.</text:span></text:p>
      <text:p text:style-name="P22">Category = <text:span text:style-name="T7">String</text:span></text:p>
      <text:p text:style-name="P10">Difficulty = <text:span text:style-name="T7">Medium</text:span></text:p>
      <text:p text:style-name="P17">ReturnType = Integer</text:p>
      <text:p text:style-name="P10">MethodNameCheck = False</text:p>
      <text:p text:style-name="P10">ArgumentNameCheck = False</text:p>
      <text:p text:style-name="P25">InputTypes:[<text:span text:style-name="T7">String</text:span>] </text:p>
      <text:p text:style-name="P25"/>
      <text:p text:style-name="P14">--Test Cases--</text:p>
      <text:p text:style-name="P14">NumTestCases = 5</text:p>
      <text:p text:style-name="P14">Input: [“<text:span text:style-name="T7">The man walks</text:span>”]<text:tab/>Output: [<text:span text:style-name="T7">3</text:span>]</text:p>
      <text:p text:style-name="P14">Input: [“<text:span text:style-name="T7">a a a a a a a a a a</text:span>”]<text:tab/>Output: [<text:span text:style-name="T7">10</text:span>]</text:p>
      <text:p text:style-name="P14">Input: [“<text:span text:style-name="T7">1 2 3 4 5 6</text:span>”]<text:tab/>Output: [<text:span text:style-name="T6">6</text:span>]</text:p>
      <text:p text:style-name="P14">Input: [“<text:span text:style-name="T7">dog</text:span>”]<text:tab/>Output: [<text:span text:style-name="T7">1</text:span>]</text:p>
      <text:p text:style-name="P14">Input: [“<text:span text:style-name="T7">The brave 300 fought the Persians.</text:span>”]<text:tab/>Output: [<text:span text:style-name="T7">6</text:span>]</text:p>
      <text:p text:style-name="P4"><text:soft-page-break/></text:p>
      <text:p text:style-name="P3"><text:span text:style-name="T8">4</text:span>. Define <text:span text:style-name="T1">a public static method</text:span> name<text:span text:style-name="T1">d</text:span> <text:span text:style-name="T9">calcthis </text:span>with <text:span text:style-name="T1">2 integer </text:span>parameters.<text:span text:style-name="T1"> You may name the the parameters. The method must return the product of the integers and it must be an integer.</text:span></text:p>
      <text:p text:style-name="P3"/>
      <text:p text:style-name="P11">Difficulty = <text:span text:style-name="T7">Medium</text:span></text:p>
      <text:p text:style-name="P11">Category = <text:span text:style-name="T7">String</text:span></text:p>
      <text:p text:style-name="P17">ReturnType = Integer</text:p>
      <text:p text:style-name="P11">MethodNameCheck = <text:span text:style-name="T10">True</text:span></text:p>
      <text:p text:style-name="P11">ArgumentCheck = True</text:p>
      <text:p text:style-name="P11">ArgumentNameCheck = False</text:p>
      <text:p text:style-name="P15"/>
      <text:p text:style-name="P15">--Test Cases--</text:p>
      <text:p text:style-name="P15">NumTestCases = 5</text:p>
      <text:p text:style-name="P15">InputTypes:[<text:span text:style-name="T9">int int</text:span>] </text:p>
      <text:p text:style-name="P15">Input: [<text:span text:style-name="T9">1, 2</text:span>]<text:tab/>Output: [<text:span text:style-name="T9">2</text:span>]</text:p>
      <text:p text:style-name="P15">Input: [<text:span text:style-name="T9">4, 5</text:span>]<text:tab/>Output: [<text:span text:style-name="T9">20</text:span>]</text:p>
      <text:p text:style-name="P15">Input: [<text:span text:style-name="T9">30, 4</text:span>]<text:tab/>Output: [<text:span text:style-name="T9">120</text:span>]</text:p>
      <text:p text:style-name="P15">Input: [<text:span text:style-name="T9">1, 1</text:span>]<text:tab/>Output: [<text:span text:style-name="T7">1</text:span>]</text:p>
      <text:p text:style-name="P15">Input: [<text:span text:style-name="T10">3, 2</text:span>]<text:tab/>Output: [<text:span text:style-name="T7">6</text:span>]</text:p>
      <text:p text:style-name="P5"/>
      <text:p text:style-name="P6"><text:span text:style-name="T8">5.</text:span> Define a public static method named <text:span text:style-name="T10">StringThis</text:span> with <text:span text:style-name="T10">3 </text:span>string parameters.<text:span text:style-name="T2"> </text:span>You may name the <text:span text:style-name="T2">parameters</text:span>. The method must <text:span text:style-name="T3">print out </text:span>the concatention of the the strings entered as ar<text:span text:style-name="T2">guments</text:span>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1:12:08.068659184</meta:creation-date>
    <dc:date>2017-04-05T22:48:22.831025838</dc:date>
    <meta:editing-duration>PT6H37M45S</meta:editing-duration>
    <meta:editing-cycles>20</meta:editing-cycles>
    <meta:generator>LibreOffice/5.3.1.2$Linux_X86_64 LibreOffice_project/30m0$Build-2</meta:generator>
    <meta:document-statistic meta:table-count="0" meta:image-count="0" meta:object-count="0" meta:page-count="2" meta:paragraph-count="59" meta:word-count="338" meta:character-count="1872" meta:non-whitespace-character-count="1593"/>
  </office:meta>
</office:document-meta>
</file>